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1.75pt"/>
    </style:style>
    <style:style style:name="co2" style:family="table-column">
      <style:table-column-properties fo:break-before="auto" style:column-width="196.84pt"/>
    </style:style>
    <style:style style:name="co3" style:family="table-column">
      <style:table-column-properties fo:break-before="auto" style:column-width="205.54pt"/>
    </style:style>
    <style:style style:name="co4" style:family="table-column">
      <style:table-column-properties fo:break-before="auto" style:column-width="221.44pt"/>
    </style:style>
    <style:style style:name="co5" style:family="table-column">
      <style:table-column-properties fo:break-before="auto" style:column-width="218.3pt"/>
    </style:style>
    <style:style style:name="co6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/>
          <table:table-cell table:style-name="ce6" office:value-type="string" calcext:value-type="string" table:number-columns-spanned="4" table:number-rows-spanned="1">
            <text:p>- The duration of each phase is 16 weeks but should be completed within 8 months (the current year plan of SUST) to give the students more time to do other stuff they love to do.</text:p>
            <text:p>- Each class will be conducted each week (not necessarily each consecutive week, there will be gaps during semester finals, or national contests, thats why 16 weeks will be conducted in 8 months).</text:p>
            <text:p>- Classes for Beginner, Intermediate and Advanced phases should not overlap so that genius people can attend multiple classes.</text:p>
            <text:p>- If you know most of the things from a certain phase, then just join the classes as per your need.</text:p>
            <text:p>- There will be a marathon contest after each class using curated problems.</text:p>
            <text:p>- Everything will be repeated after 8 months (beginning of some semester)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Enrollment</text:p>
          </table:table-cell>
          <table:table-cell table:style-name="ce7" office:value-type="string" calcext:value-type="string" table:number-columns-spanned="4" table:number-rows-spanned="1">
            <text:p><text:a xlink:href="https://discord.gg/SVhpB3PJAW" xlink:type="simple">https://discord.gg/SVhpB3PJAW</text:a>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For Prize</text:p>
          </table:table-cell>
          <table:table-cell table:style-name="ce7" office:value-type="string" calcext:value-type="string" table:number-columns-spanned="4" table:number-rows-spanned="1">
            <text:p><text:a xlink:href="https://forms.gle/hJCULK656VYA65cJ7" xlink:type="simple">https://forms.gle/hJCULK656VYA65cJ7</text:a>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" table:number-columns-spanned="5" table:number-rows-spanned="1"/>
          <table:covered-table-cell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Title</text:p>
          </table:table-cell>
          <table:table-cell table:style-name="ce8" office:value-type="string" calcext:value-type="string">
            <text:p>Beginner</text:p>
          </table:table-cell>
          <table:table-cell table:style-name="ce8" office:value-type="string" calcext:value-type="string">
            <text:p>Intermediate</text:p>
          </table:table-cell>
          <table:table-cell table:style-name="ce8" office:value-type="string" calcext:value-type="string">
            <text:p>Advanced</text:p>
          </table:table-cell>
          <table:table-cell table:style-name="ce8" office:value-type="string" calcext:value-type="string">
            <text:p>God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rerequisites</text:p>
          </table:table-cell>
          <table:table-cell table:style-name="ce9" office:value-type="string" calcext:value-type="string">
            <text:p>You know nothing. The only thing you know is that "CP is Fun".</text:p>
          </table:table-cell>
          <table:table-cell table:style-name="ce9" office:value-type="string" calcext:value-type="string">
            <text:p>- You know everything from the Beginner phase.</text:p>
          </table:table-cell>
          <table:table-cell table:style-name="ce9" office:value-type="string" calcext:value-type="string">
            <text:p>- You know everything from the Beginner and Intermediate phase.</text:p>
          </table:table-cell>
          <table:table-cell table:style-name="ce9" office:value-type="string" calcext:value-type="string">
            <text:p>- You know everything from all the phase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9" office:value-type="string" calcext:value-type="string">
            <text:p>- What the heck is CP?</text:p>
            <text:p>- Why bother to learn it when I can play a new game with that time?</text:p>
            <text:p>- What is ICPC?</text:p>
            <text:p>- What if I can't be very good at CP?</text:p>
            <text:p>- We need a language</text:p>
            <text:p>- Why C++ is the best</text:p>
            <text:p>- Variables</text:p>
            <text:p>- Operators</text:p>
            <text:p>- Conditions</text:p>
            <text:p>- Where to write codes? What are the best IDEs?</text:p>
            <text:p>- QnA</text:p>
            <text:p>- No contest for this week, just learn to install an IDE and run a code.</text:p>
          </table:table-cell>
          <table:table-cell table:style-name="ce9" office:value-type="string" calcext:value-type="string">
            <text:p>- Undirected/Directed Graphs, Trees, Types of graphs etc definitions</text:p>
            <text:p>- Adjacency Matrix and Lists</text:p>
            <text:p>- DFS, BFS</text:p>
            <text:p>- DFS Tree</text:p>
            <text:p>- Graph Coloring, connected components</text:p>
            <text:p>- Diameter of a tree</text:p>
          </table:table-cell>
          <table:table-cell table:style-name="ce9" office:value-type="string" calcext:value-type="string">
            <text:p>- Geometry basic to Medium: Part 1</text:p>
            <text:p/>
          </table:table-cell>
          <table:table-cell table:style-name="ce13" office:value-type="string" calcext:value-type="string">
            <text:p><text:a xlink:href="https://codeforces.com/blog/entry/95106" xlink:type="simple">Solve Problems, do lots of team contests and learn few topics from here: https://codeforces.com/blog/entry/95106</text:a>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eek 2</text:p>
          </table:table-cell>
          <table:table-cell table:style-name="ce9" office:value-type="string" calcext:value-type="string">
            <text:p>- Loops.</text:p>
            <text:p>- Functions</text:p>
            <text:p>- What is a problem?</text:p>
            <text:p>- What is meant by AC, WA, TLE... etc?</text:p>
            <text:p>- Demo solving some very basic problems.</text:p>
            <text:p>- Intro to Vjudge because we will host contests on Vjudge.</text:p>
            <text:p>- QnA</text:p>
          </table:table-cell>
          <table:table-cell table:style-name="ce9" office:value-type="string" calcext:value-type="string">
            <text:p>- Primes</text:p>
            <text:p>- GCD and LCM</text:p>
            <text:p>- Trick with subarray gcd (logn different gcds)</text:p>
            <text:p>- Sieve and factorization</text:p>
            <text:p>- Number of divisors</text:p>
            <text:p>- Euler Totient Funtion</text:p>
          </table:table-cell>
          <table:table-cell table:style-name="ce9" office:value-type="string" calcext:value-type="string">
            <text:p>- Geometry basic to Medium: Part 2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1" office:value-type="string" calcext:value-type="string">
            <text:p>Week 3</text:p>
          </table:table-cell>
          <table:table-cell table:style-name="ce9" office:value-type="string" calcext:value-type="string">
            <text:p>- Complexity Analysis(Time and Space).</text:p>
            <text:p>- Basic of Binary Number/Bitwise Operations (Just anintro to the operations)</text:p>
            <text:p>- Intro to arrays, subarrays and subsequences.</text:p>
            <text:p>- Intro to strings, substrings and subsequences.</text:p>
            <text:p>- Reverse of an array/a string</text:p>
            <text:p>- Sum of an array</text:p>
            <text:p>- Check if a string is palindrome or not</text:p>
            <text:p>- Maximum and minimum of an array</text:p>
            <text:p>- Max frequency of elements of an array</text:p>
            <text:p>- Positive vs non-negative</text:p>
            <text:p>- Problems with multiple testcases</text:p>
            <text:p>- Discussion about what speicific problems students are facing</text:p>
            <text:p>- QnA</text:p>
          </table:table-cell>
          <table:table-cell table:style-name="ce9" office:value-type="string" calcext:value-type="string">
            <text:p>- Basic math</text:p>
            <text:p>- Matrix Exponentiation</text:p>
          </table:table-cell>
          <table:table-cell table:style-name="ce9" office:value-type="string" calcext:value-type="string">
            <text:p>- Floyd Warshall </text:p>
            <text:p>- MST </text:p>
            <text:p>- SCC, Articulation Points and Bridges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1" office:value-type="string" calcext:value-type="string">
            <text:p>Week 4</text:p>
          </table:table-cell>
          <table:table-cell table:style-name="ce9" office:value-type="string" calcext:value-type="string">
            <text:p/>
            <text:p>- How do contests work?</text:p>
            <text:p>- What are some famous online judges?</text:p>
            <text:p>- CF ratings</text:p>
            <text:p>- The OP header: "bits/stdc++.h" </text:p>
            <text:p>- Why should you use "using namespace std" </text:p>
            <text:p>- Int Overflows </text:p>
            <text:p>- Double and basic functions(floor, ceil, round)</text:p>
            <text:p>- Demo solving some very basic problems.</text:p>
            <text:p>- QnA</text:p>
          </table:table-cell>
          <table:table-cell table:style-name="ce9" office:value-type="string" calcext:value-type="string">
            <text:p>- Recursions</text:p>
            <text:p>- Intro to DP</text:p>
            <text:p>- 0/1 Knapsack</text:p>
            <text:p>- Longest Common Subsequence</text:p>
            <text:p>- DP with output tracking</text:p>
          </table:table-cell>
          <table:table-cell table:style-name="ce9" office:value-type="string" calcext:value-type="string">
            <text:p>- Inclusion Exclusion</text:p>
            <text:p>- Interactive Problems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1" office:value-type="string" calcext:value-type="string">
            <text:p>Week 5</text:p>
          </table:table-cell>
          <table:table-cell table:style-name="ce9" office:value-type="string" calcext:value-type="string">
            <text:p/>
            <text:p>- Hugeeee input, what can be done? Intro to Fast I/O.</text:p>
            <text:p>- Don't use endl.</text:p>
            <text:p>- Builtin Functions</text:p>
            <text:p>- Swap two variables without using a third variable</text:p>
            <text:p>- Prefix Sum</text:p>
            <text:p>- Basic recursions and functions</text:p>
            <text:p>- Problems with multiple solutions,</text:p>
            <text:p>- How do Codeforces' contests work?</text:p>
            <text:p>- Problem Rating and Sorting using problem rating</text:p>
            <text:p>- Good Coding Style</text:p>
          </table:table-cell>
          <table:table-cell table:style-name="ce9" office:value-type="string" calcext:value-type="string">
            <text:p>- Segment Tree</text:p>
            <text:p>- Segment Tree Lazy</text:p>
            <text:p>- Intro to BIT</text:p>
            <text:p>- Order statistics tree and the number of inversions.</text:p>
          </table:table-cell>
          <table:table-cell table:style-name="ce9" office:value-type="string" calcext:value-type="string">
            <text:p>- Bitmask DP</text:p>
            <text:p>- SOS DP</text:p>
            <text:p>- Digit DP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1" office:value-type="string" calcext:value-type="string">
            <text:p>Week 6</text:p>
          </table:table-cell>
          <table:table-cell table:style-name="ce9" office:value-type="string" calcext:value-type="string">
            <text:p>- Auto, Pair, Struct</text:p>
            <text:p>- String</text:p>
            <text:p>- Multidimensional arrays</text:p>
            <text:p>- Pointers</text:p>
            <text:p>- Vector</text:p>
            <text:p>- List</text:p>
            <text:p>- Stack</text:p>
            <text:p>- Queue</text:p>
            <text:p/>
            <text:p/>
          </table:table-cell>
          <table:table-cell table:style-name="ce9" office:value-type="string" calcext:value-type="string">
            <text:p>- KMP</text:p>
            <text:p>- Prefix Automaton</text:p>
            <text:p>- String Hashing</text:p>
            <text:p>- Gp Hash Table</text:p>
          </table:table-cell>
          <table:table-cell table:style-name="ce9" office:value-type="string" calcext:value-type="string">
            <text:p>- Queries on tree (Euler tour technique)</text:p>
            <text:p>- Tree DP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1" office:value-type="string" calcext:value-type="string">
            <text:p>Week 7</text:p>
          </table:table-cell>
          <table:table-cell table:style-name="ce9" office:value-type="string" calcext:value-type="string">
            <text:p>- Deque</text:p>
            <text:p>- Priority Queue</text:p>
            <text:p>- Set, Unordered Set and Multiset</text:p>
            <text:p>- Map, Unordered Map</text:p>
          </table:table-cell>
          <table:table-cell table:style-name="ce9" office:value-type="string" calcext:value-type="string">
            <text:p>- Ternary Search (on doubles and integers)</text:p>
            <text:p>- Coordinate Compression</text:p>
            <text:p>- Pigeonhole Principle</text:p>
            <text:p>- Backtracking</text:p>
          </table:table-cell>
          <table:table-cell table:style-name="ce9" office:value-type="string" calcext:value-type="string">
            <text:p>- Sqrt Decomposition</text:p>
            <text:p>- MO's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1" office:value-type="string" calcext:value-type="string">
            <text:p>Week 8</text:p>
          </table:table-cell>
          <table:table-cell table:style-name="ce9" office:value-type="string" calcext:value-type="string">
            <text:p>- Linear Search, Binary Search, Lower Bound, Upper Bound</text:p>
            <text:p>- Bubble Sort</text:p>
            <text:p>- Counting Sort</text:p>
          </table:table-cell>
          <table:table-cell table:style-name="ce9" office:value-type="string" calcext:value-type="string">
            <text:p>- Combinatorics Basics</text:p>
          </table:table-cell>
          <table:table-cell table:style-name="ce9" office:value-type="string" calcext:value-type="string">
            <text:p>- Suffix Array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1" office:value-type="string" calcext:value-type="string">
            <text:p>Week 9</text:p>
          </table:table-cell>
          <table:table-cell table:style-name="ce9" office:value-type="string" calcext:value-type="string">
            <text:p>- Merge Sort</text:p>
            <text:p>- Divide and Conquer</text:p>
            <text:p>- C++ sort</text:p>
            <text:p>- Lexicographical sort</text:p>
            <text:p>- Taking input until EOF</text:p>
          </table:table-cell>
          <table:table-cell table:style-name="ce9" office:value-type="string" calcext:value-type="string">
            <text:p>- DSU and small to large technique</text:p>
            <text:p>- Dijkstra</text:p>
          </table:table-cell>
          <table:table-cell table:style-name="ce9" office:value-type="string" calcext:value-type="string">
            <text:p>- Game Theory</text:p>
            <text:p>- Grundy Number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eek 10</text:p>
          </table:table-cell>
          <table:table-cell table:style-name="ce9" office:value-type="string" calcext:value-type="string">
            <text:p>- Solving various problems from previous contests</text:p>
          </table:table-cell>
          <table:table-cell table:style-name="ce9" office:value-type="string" calcext:value-type="string">
            <text:p>- Segmented Sieve</text:p>
            <text:p>- Extended Euclid, Linear Diophantine </text:p>
          </table:table-cell>
          <table:table-cell table:style-name="ce9" office:value-type="string" calcext:value-type="string">
            <text:p>- Meet in the middle</text:p>
            <text:p>- Aho Corasi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eek 11</text:p>
          </table:table-cell>
          <table:table-cell table:style-name="ce9" office:value-type="string" calcext:value-type="string">
            <text:p>- Bit manipulation</text:p>
            <text:p>- Bitset</text:p>
            <text:p>- Subset enumeration</text:p>
            <text:p>- Common mistakes, local and global declaration</text:p>
            <text:p>- How taking input works. Hassle with %c. </text:p>
            <text:p>- custom comparator, strict comparison </text:p>
            <text:p>- Local big size array in codeblocks</text:p>
          </table:table-cell>
          <table:table-cell table:style-name="ce9" office:value-type="string" calcext:value-type="string">
            <text:p>- Probabilities</text:p>
            <text:p>- Expected Value</text:p>
          </table:table-cell>
          <table:table-cell table:style-name="ce11" office:value-type="string" calcext:value-type="string">
            <text:p>- FFT</text:p>
            <text:p>- NTT</text:p>
            <text:p>- FWH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eek 12</text:p>
          </table:table-cell>
          <table:table-cell table:style-name="ce9" office:value-type="string" calcext:value-type="string">
            <text:p>- Intro to Greedy</text:p>
            <text:p>- Activity Selection Problem</text:p>
            <text:p>- https://vjudge.net/problem/UVA-10020</text:p>
            <text:p>- Intro to Constructive algorithms</text:p>
            <text:p>-  How to debug(just print) and The Art of Debugging (Bonus)</text:p>
          </table:table-cell>
          <table:table-cell table:style-name="ce9" office:value-type="string" calcext:value-type="string">
            <text:p>- Kadane's Algorithm</text:p>
            <text:p>- Difference array</text:p>
            <text:p>- LIS in O(n^2) and O(n log n)</text:p>
          </table:table-cell>
          <table:table-cell table:style-name="ce11" office:value-type="string" calcext:value-type="string">
            <text:p>- Gaussian Elimination</text:p>
            <text:p>- Basis Vector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eek 13</text:p>
          </table:table-cell>
          <table:table-cell table:style-name="ce9" office:value-type="string" calcext:value-type="string">
            <text:p>- Intro</text:p>
            <text:p>- Overflow in modular mul</text:p>
            <text:p>- Bigmod</text:p>
            <text:p>- Mulmod</text:p>
            <text:p>- Modular inverse</text:p>
            <text:p>- Practice Problems</text:p>
            <text:p>- Stress Testing (Bonus)</text:p>
          </table:table-cell>
          <table:table-cell table:style-name="ce9" office:value-type="string" calcext:value-type="string">
            <text:p>- Sparse Table</text:p>
            <text:p>- LCA</text:p>
          </table:table-cell>
          <table:table-cell table:style-name="ce12" office:value-type="string" calcext:value-type="string">
            <text:p>Graph Theory Har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eek 14</text:p>
          </table:table-cell>
          <table:table-cell table:style-name="ce9" office:value-type="string" calcext:value-type="string">
            <text:p>Solve problems such that problem rating &gt;= (your current rating + 200)</text:p>
          </table:table-cell>
          <table:table-cell table:style-name="ce9" office:value-type="string" calcext:value-type="string">
            <text:p>- Trie</text:p>
            <text:p>- Trie xor max/min</text:p>
          </table:table-cell>
          <table:table-cell table:style-name="ce12" office:value-type="string" calcext:value-type="string">
            <text:p>Number Theory Har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eek 15</text:p>
          </table:table-cell>
          <table:table-cell table:style-name="ce9" office:value-type="string" calcext:value-type="string">
            <text:p>Solve problems such that problem rating &gt;= (your current rating + 200)</text:p>
          </table:table-cell>
          <table:table-cell table:style-name="ce9" office:value-type="string" calcext:value-type="string">
            <text:p>- Two Pointers</text:p>
            <text:p>- Sliding Window</text:p>
            <text:p>- Monotonous queue</text:p>
          </table:table-cell>
          <table:table-cell table:style-name="ce12" office:value-type="string" calcext:value-type="string">
            <text:p>Math Har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eek 16</text:p>
          </table:table-cell>
          <table:table-cell table:style-name="ce9" office:value-type="string" calcext:value-type="string">
            <text:p>Solve problems such that problem rating &gt;= (your current rating + 200)</text:p>
          </table:table-cell>
          <table:table-cell table:style-name="ce9" office:value-type="string" calcext:value-type="string">
            <text:p>- Geometry Basics</text:p>
          </table:table-cell>
          <table:table-cell table:style-name="ce12" office:value-type="string" calcext:value-type="string">
            <text:p>DP Har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eek 17</text:p>
          </table:table-cell>
          <table:table-cell table:number-columns-repeated="2" table:style-name="ce9" office:value-type="string" calcext:value-type="string">
            <text:p>Solve problems such that problem rating &gt;= (your current rating + 200)</text:p>
          </table:table-cell>
          <table:table-cell table:style-name="ce12" office:value-type="string" calcext:value-type="string">
            <text:p>Data Structures Har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eek 18</text:p>
          </table:table-cell>
          <table:table-cell table:number-columns-repeated="2" table:style-name="ce9" office:value-type="string" calcext:value-type="string">
            <text:p>Solve problems such that problem rating &gt;= (your current rating + 200)</text:p>
          </table:table-cell>
          <table:table-cell table:style-name="ce12" office:value-type="string" calcext:value-type="string">
            <text:p>Strings Har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eek 19</text:p>
          </table:table-cell>
          <table:table-cell table:style-name="ce9" office:value-type="string" calcext:value-type="string">
            <text:p>Solve problems such that problem rating &gt;= (your current rating + 200)</text:p>
          </table:table-cell>
          <table:table-cell table:style-name="ce10" office:value-type="string" calcext:value-type="string">
            <text:p>Solve problems such that problem rating &gt;= (your current rating + 200)</text:p>
          </table:table-cell>
          <table:table-cell table:style-name="ce11" office:value-type="string" calcext:value-type="string">
            <text:p>Geo Hard</text:p>
          </table:table-cell>
          <table:table-cell table:style-name="ce10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All classes have been taken but we have time</text:p>
          </table:table-cell>
          <table:table-cell table:number-columns-repeated="3" table:style-name="ce9" office:value-type="string" calcext:value-type="string">
            <text:p>Solve problems such that problem rating &gt;= (your current rating + 200)</text:p>
          </table:table-cell>
          <table:table-cell table:number-columns-repeated="1020"/>
        </table:table-row>
        <table:table-row table:style-name="ro1" table:number-rows-repeated="979">
          <table:table-cell table:style-name="ce5"/>
          <table:table-cell table:style-name="ce9"/>
          <table:table-cell/>
          <table:table-cell table:style-name="ce11"/>
          <table:table-cell table:number-columns-repeated="1020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6" meta:object-count="0"/>
    <meta:generator>LibreOfficeDev/6.0.5.2$Linux_X86_64 LibreOffice_project/</meta:generator>
  </office:meta>
</office:document-meta>
</file>